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Calibri1" svg:font-family="Calibri" style:font-family-generic="system"/>
    <style:font-face style:name="FreeSans2" svg:font-family="FreeSans" style:font-family-generic="system"/>
    <style:font-face style:name="MS Mincho" svg:font-family="'MS Mincho'" style:font-family-generic="system"/>
    <style:font-face style:name="Liberation Serif" svg:font-family="'Liberation Serif'" style:font-family-generic="roman" style:font-pitch="variable"/>
    <style:font-face style:name="Cambria Math" svg:font-family="'Cambria Math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 fo:orphans="2" fo:widows="2" style:vertical-align="auto"/>
    </style:style>
    <style:style style:name="P2" style:family="paragraph" style:parent-style-name="Standard">
      <style:paragraph-properties fo:margin-top="0in" fo:margin-bottom="0.139in" style:contextual-spacing="false" fo:line-height="115%" fo:orphans="2" fo:widows="2" style:vertical-align="auto"/>
      <style:text-properties officeooo:paragraph-rsid="0001cc57"/>
    </style:style>
    <style:style style:name="P3" style:family="paragraph" style:parent-style-name="Standard">
      <style:paragraph-properties fo:margin-top="0in" fo:margin-bottom="0.139in" style:contextual-spacing="false" fo:line-height="115%" fo:orphans="2" fo:widows="2" style:vertical-align="auto"/>
      <style:text-properties officeooo:rsid="0002eea8" officeooo:paragraph-rsid="0002eea8"/>
    </style:style>
    <style:style style:name="P4" style:family="paragraph" style:parent-style-name="Standard" style:master-page-name="Standard">
      <style:paragraph-properties fo:margin-top="0in" fo:margin-bottom="0.139in" style:contextual-spacing="false" fo:line-height="115%" fo:orphans="2" fo:widows="2" style:page-number="auto" style:vertical-align="auto"/>
    </style:style>
    <style:style style:name="T1" style:family="text">
      <style:text-properties style:font-name="Calibri" fo:font-size="18pt" fo:language="pt" fo:country="BR" fo:font-weight="bold" style:font-name-asian="MS Mincho" style:font-size-asian="18pt" style:language-asian="ja" style:country-asian="JP" style:font-weight-asian="bold" style:font-name-complex="Calibri1" style:font-size-complex="18pt" style:language-complex="ar" style:country-complex="SA"/>
    </style:style>
    <style:style style:name="T2" style:family="text">
      <style:text-properties style:font-name="Calibri" fo:font-size="14pt" fo:language="pt" fo:country="BR" fo:font-weight="bold" style:font-name-asian="MS Mincho" style:font-size-asian="14pt" style:language-asian="ja" style:country-asian="JP" style:font-weight-asian="bold" style:font-name-complex="Calibri1" style:font-size-complex="14pt" style:language-complex="ar" style:country-complex="SA"/>
    </style:style>
    <style:style style:name="T3" style:family="text">
      <style:text-properties fo:language="pt" fo:country="BR"/>
    </style:style>
    <style:style style:name="T4" style:family="text">
      <style:text-properties fo:color="#000000" style:font-name="Calibri" fo:language="pt" fo:country="BR"/>
    </style:style>
    <style:style style:name="T5" style:family="text">
      <style:text-properties fo:color="#000000" style:font-name="Calibri" fo:language="pt" fo:country="BR" officeooo:rsid="00023d35"/>
    </style:style>
    <style:style style:name="T6" style:family="text">
      <style:text-properties fo:color="#000000" style:font-name="Calibri" fo:language="pt" fo:country="BR" officeooo:rsid="0002e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Original:</text:span></text:p>
      <text:p text:style-name="P1"><text:span text:style-name="T2">(1)</text:span><text:line-break/><text:span text:style-name="T4">De tudo que esta atividade nos proporcionou, <text:s/>devemos destacar:</text:span><text:line-break/><text:span text:style-name="T4">- a aprendizagem....</text:span></text:p>
      <text:p text:style-name="P1"><text:span text:style-name="T2">(2)</text:span></text:p>
      <text:p text:style-name="P1"><text:span text:style-name="T4">E este preparo é necessário, pois, além de tudo, uma vez que um aliado cai em combate, este está perdido para sempre!</text:span></text:p>
      <text:p text:style-name="P1"><text:span text:style-name="T2">(3)</text:span></text:p>
      <text:p text:style-name="P1"><text:span text:style-name="T4">Um mesmo aliado pode utilizar diversos tipos de armas!</text:span></text:p>
      <text:p text:style-name="P1"><text:span text:style-name="T2">(4)</text:span></text:p>
      <text:p text:style-name="P1"><text:span text:style-name="T4">Uma multidude de items e armas!</text:span></text:p>
      <text:p text:style-name="P1"><text:span text:style-name="T1">Adaptado:</text:span></text:p>
      <text:p text:style-name="P2"><text:span text:style-name="T2">(1)</text:span><text:line-break/><text:span text:style-name="T4">De tudo que esta atividade nos proporcionou, <text:s/>devemos destacar a aprendizagem quanto à:</text:span></text:p>
      <text:p text:style-name="P2"><text:span text:style-name="T4">- <text:s/></text:span><text:span text:style-name="T5">o</text:span><text:span text:style-name="T4">rganização de tempo;<text:line-break/>- <text:s/></text:span><text:span text:style-name="T5">o</text:span><text:span text:style-name="T4">rientação de equipes paralelas de desenvolvimento;</text:span><text:line-break/><text:span text:style-name="T4">- <text:s/></text:span><text:span text:style-name="T5">d</text:span><text:span text:style-name="T4">efinição de prazos e objetivos próprios;</text:span><text:line-break/><text:span text:style-name="T4">- <text:s/></text:span><text:span text:style-name="T5">n</text:span><text:span text:style-name="T4">ovas estruturas lógicas e de dados.</text:span></text:p>
      <text:p text:style-name="P1"><text:span text:style-name="T2">(2)</text:span><text:line-break/><text:span text:style-name="T4"> Não sei adaptar, mas também n parece essencial. Por mim podemos deletar, se necessário.</text:span></text:p>
      <text:p text:style-name="P1"><text:span text:style-name="T2">(3)</text:span></text:p>
      <text:p text:style-name="P1"><text:span text:style-name="T6">[PÃO] </text:span><text:span text:style-name="T4">O tipo de arma equipada por um personagem afeta a i</text:span><text:span text:style-name="T6">n</text:span><text:span text:style-name="T4">teração que ele terá com os oponentes.</text:span></text:p>
      <text:p text:style-name="P3"><text:span text:style-name="T4">[KEI] Acho desnecessário já que já é mencionado em outra parte do texto</text:span></text:p>
      <text:p text:style-name="P1"><text:span text:style-name="T2">(4)</text:span></text:p>
      <text:p text:style-name="P1"><text:span text:style-name="T4">Equipamentos possuem uma multitude de efeitos. A decisão de quais serão levados para o combate é parte da estratégia necessária para alcançar a vitór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Calibri1" svg:font-family="Calibri" style:font-family-generic="system"/>
    <style:font-face style:name="FreeSans2" svg:font-family="FreeSans" style:font-family-generic="system"/>
    <style:font-face style:name="MS Mincho" svg:font-family="'MS Mincho'" style:font-family-generic="system"/>
    <style:font-face style:name="Liberation Serif" svg:font-family="'Liberation Serif'" style:font-family-generic="roman" style:font-pitch="variable"/>
    <style:font-face style:name="Cambria Math" svg:font-family="'Cambria Math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start" style:justify-single-word="false" fo:orphans="0" fo:widows="0" fo:text-indent="0in" style:auto-text-indent="false" style:vertical-align="baseline" style:writing-mode="lr-tb"/>
      <style:text-properties style:font-name="Liberation Serif1" fo:font-family="'Liberation Serif'" style:font-family-generic="roman" fo:font-size="12pt" fo:language="en" fo:country="US" style:letter-kerning="true" style:font-name-asian="Cambria Math" style:font-family-asian="'Cambria Math'" style:font-family-generic-asian="system" style:font-pitch-asian="variable" style:font-size-asian="12pt" style:language-asian="zh" style:country-asian="CN" style:font-name-complex="FreeSans2" style:font-family-complex="FreeSans" style:font-family-generic-complex="system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text-indent="0in" style:auto-text-indent="false" fo:keep-with-next="always" style:vertical-align="baseline"/>
      <style:text-properties style:font-name="Liberation Sans" fo:font-family="'Liberation Sans'" style:font-family-generic="swiss" fo:font-size="14pt" fo:language="en" fo:country="US" style:letter-kerning="true" style:font-name-asian="Droid Sans Fallback" style:font-family-asian="'Droid Sans Fallback'" style:font-family-generic-asian="system" style:font-pitch-asian="variable" style:font-size-asian="14pt" style:language-asian="zh" style:country-asian="CN" style:font-name-complex="FreeSans2" style:font-family-complex="FreeSans" style:font-family-generic-complex="system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972in" style:contextual-spacing="false" fo:line-height="120%" fo:text-align="start" style:justify-single-word="false" fo:orphans="0" fo:widows="0" fo:text-indent="0in" style:auto-text-indent="false" style:vertical-align="baseline"/>
      <style:text-properties style:font-name="Liberation Serif1" fo:font-family="'Liberation Serif'" style:font-family-generic="roman" fo:font-size="12pt" fo:language="en" fo:country="US" style:letter-kerning="true" style:font-size-asian="12pt" style:language-asian="zh" style:country-asian="CN" style:font-name-complex="FreeSans2" style:font-family-complex="FreeSans" style:font-family-generic-complex="system" style:font-size-complex="12pt" style:language-complex="hi" style:country-complex="IN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972in" style:contextual-spacing="false" fo:text-align="start" style:justify-single-word="false" fo:orphans="0" fo:widows="0" fo:text-indent="0in" style:auto-text-indent="false" style:vertical-align="baseline"/>
      <style:text-properties style:font-name="Liberation Serif1" fo:font-family="'Liberation Serif'" style:font-family-generic="roman" fo:font-size="12pt" fo:language="en" fo:country="US" style:letter-kerning="true" style:font-size-asian="12pt" style:language-asian="zh" style:country-asian="CN" style:font-name-complex="FreeSans1" style:font-family-complex="FreeSans" style:font-family-generic-complex="swiss" style:font-size-complex="12pt" style:language-complex="hi" style:country-complex="I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text-indent="0in" style:auto-text-indent="false" text:number-lines="false" text:line-number="0" style:vertical-align="baseline"/>
      <style:text-properties style:font-name="Liberation Serif1" fo:font-family="'Liberation Serif'" style:font-family-generic="roman" fo:font-size="12pt" fo:language="en" fo:country="US" style:letter-kerning="true" style:font-size-asian="12pt" style:language-asian="zh" style:country-asian="CN" style:font-name-complex="FreeSans1" style:font-family-complex="FreeSans" style:font-family-generic-complex="swiss" style:font-size-complex="12pt" style:language-complex="hi" style:country-complex="IN"/>
    </style:style>
    <style:style style:name="caption" style:family="paragraph" style:parent-style-name="Standard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text-indent="0in" style:auto-text-indent="false" style:vertical-align="baseline"/>
      <style:text-properties style:font-name="Liberation Serif1" fo:font-family="'Liberation Serif'" style:font-family-generic="roman" fo:font-size="12pt" fo:language="en" fo:country="US" fo:font-style="italic" style:letter-kerning="true" style:font-size-asian="12pt" style:language-asian="zh" style:country-asian="CN" style:font-style-asian="italic" style:font-name-complex="FreeSans2" style:font-family-complex="FreeSans" style:font-family-generic-complex="system" style:font-size-complex="12pt" style:language-complex="hi" style:country-complex="IN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</meta:initial-creator>
    <meta:creation-date>2016-11-17T17:40:00</meta:creation-date>
    <dc:date>2016-11-18T11:44:56.196029891</dc:date>
    <meta:editing-cycles>10</meta:editing-cycles>
    <meta:editing-duration>PT4M23S</meta:editing-duration>
    <meta:generator>LibreOffice/4.2.8.2$Linux_X86_64 LibreOffice_project/420m0$Build-2</meta:generator>
    <meta:document-statistic meta:table-count="0" meta:image-count="0" meta:object-count="0" meta:page-count="1" meta:paragraph-count="17" meta:word-count="166" meta:character-count="989" meta:non-whitespace-character-count="833"/>
    <meta:user-defined meta:name="Operator">Andre</meta:user-defined>
  </office:meta>
</office:document-meta>
</file>